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co1" style:family="table-column">
      <style:table-column-properties fo:break-before="auto" style:column-width="0.7965in"/>
    </style:style>
    <style:style style:name="co2" style:family="table-column">
      <style:table-column-properties fo:break-before="auto" style:column-width="0.8717in"/>
    </style:style>
    <style:style style:name="co3" style:family="table-column">
      <style:table-column-properties fo:break-before="auto" style:column-width="0.9898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09in" svg:height="3.5453in" svg:x="3.5516in" svg:y="3.8693in">
            <draw:object draw:notify-on-update-of-ranges="Sheet1.B1:Sheet1.B1 Sheet1.B2:Sheet1.B92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3.5756in" svg:y="0.2906in">
            <draw:object draw:notify-on-update-of-ranges="Sheet1.A1:Sheet1.A1 Sheet1.A2:Sheet1.A92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heap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maxHeapSize</text:p>
          </table:table-cell>
        </table:table-row>
        <table:table-row table:style-name="ro1">
          <table:table-cell office:value-type="float" office:value="33014472" calcext:value-type="float">
            <text:p>3301447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0013448" calcext:value-type="float">
            <text:p>13001344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10501984" calcext:value-type="float">
            <text:p>21050198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94086208" calcext:value-type="float">
            <text:p>29408620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1532760" calcext:value-type="float">
            <text:p>101532760</text:p>
          </table:table-cell>
          <table:table-cell office:value-type="float" office:value="150496" calcext:value-type="float">
            <text:p>150496</text:p>
          </table:table-cell>
          <table:table-cell office:value-type="float" office:value="1073741824" calcext:value-type="float">
            <text:p>1073741824</text:p>
          </table:table-cell>
        </table:table-row>
        <table:table-row table:style-name="ro1">
          <table:table-cell office:value-type="float" office:value="101532760" calcext:value-type="float">
            <text:p>101532760</text:p>
          </table:table-cell>
          <table:table-cell office:value-type="float" office:value="150496" calcext:value-type="float">
            <text:p>150496</text:p>
          </table:table-cell>
          <table:table-cell office:value-type="float" office:value="1073741824" calcext:value-type="float">
            <text:p>1073741824</text:p>
          </table:table-cell>
        </table:table-row>
        <table:table-row table:style-name="ro1">
          <table:table-cell office:value-type="float" office:value="101532760" calcext:value-type="float">
            <text:p>101532760</text:p>
          </table:table-cell>
          <table:table-cell office:value-type="float" office:value="150496" calcext:value-type="float">
            <text:p>150496</text:p>
          </table:table-cell>
          <table:table-cell office:value-type="float" office:value="1073741824" calcext:value-type="float">
            <text:p>1073741824</text:p>
          </table:table-cell>
        </table:table-row>
        <table:table-row table:style-name="ro1">
          <table:table-cell office:value-type="float" office:value="101532760" calcext:value-type="float">
            <text:p>101532760</text:p>
          </table:table-cell>
          <table:table-cell office:value-type="float" office:value="150496" calcext:value-type="float">
            <text:p>150496</text:p>
          </table:table-cell>
          <table:table-cell office:value-type="float" office:value="1073741824" calcext:value-type="float">
            <text:p>1073741824</text:p>
          </table:table-cell>
        </table:table-row>
        <table:table-row table:style-name="ro1">
          <table:table-cell office:value-type="float" office:value="101532760" calcext:value-type="float">
            <text:p>101532760</text:p>
          </table:table-cell>
          <table:table-cell office:value-type="float" office:value="150496" calcext:value-type="float">
            <text:p>150496</text:p>
          </table:table-cell>
          <table:table-cell office:value-type="float" office:value="1073741824" calcext:value-type="float">
            <text:p>1073741824</text:p>
          </table:table-cell>
        </table:table-row>
        <table:table-row table:style-name="ro1">
          <table:table-cell office:value-type="float" office:value="101617072" calcext:value-type="float">
            <text:p>101617072</text:p>
          </table:table-cell>
          <table:table-cell office:value-type="float" office:value="66184" calcext:value-type="float">
            <text:p>66184</text:p>
          </table:table-cell>
          <table:table-cell office:value-type="float" office:value="1073741824" calcext:value-type="float">
            <text:p>1073741824</text:p>
          </table:table-cell>
        </table:table-row>
        <table:table-row table:style-name="ro1">
          <table:table-cell office:value-type="float" office:value="101617072" calcext:value-type="float">
            <text:p>101617072</text:p>
          </table:table-cell>
          <table:table-cell office:value-type="float" office:value="66184" calcext:value-type="float">
            <text:p>66184</text:p>
          </table:table-cell>
          <table:table-cell office:value-type="float" office:value="1073741824" calcext:value-type="float">
            <text:p>1073741824</text:p>
          </table:table-cell>
        </table:table-row>
        <table:table-row table:style-name="ro1">
          <table:table-cell office:value-type="float" office:value="101617072" calcext:value-type="float">
            <text:p>101617072</text:p>
          </table:table-cell>
          <table:table-cell office:value-type="float" office:value="66184" calcext:value-type="float">
            <text:p>66184</text:p>
          </table:table-cell>
          <table:table-cell office:value-type="float" office:value="1073741824" calcext:value-type="float">
            <text:p>1073741824</text:p>
          </table:table-cell>
        </table:table-row>
        <table:table-row table:style-name="ro1">
          <table:table-cell office:value-type="float" office:value="101617072" calcext:value-type="float">
            <text:p>101617072</text:p>
          </table:table-cell>
          <table:table-cell office:value-type="float" office:value="66184" calcext:value-type="float">
            <text:p>66184</text:p>
          </table:table-cell>
          <table:table-cell office:value-type="float" office:value="1073741824" calcext:value-type="float">
            <text:p>1073741824</text:p>
          </table:table-cell>
        </table:table-row>
        <table:table-row table:style-name="ro1">
          <table:table-cell office:value-type="float" office:value="101617072" calcext:value-type="float">
            <text:p>101617072</text:p>
          </table:table-cell>
          <table:table-cell office:value-type="float" office:value="66184" calcext:value-type="float">
            <text:p>66184</text:p>
          </table:table-cell>
          <table:table-cell office:value-type="float" office:value="1073741824" calcext:value-type="float">
            <text:p>1073741824</text:p>
          </table:table-cell>
        </table:table-row>
        <table:table-row table:style-name="ro1">
          <table:table-cell office:value-type="float" office:value="101617072" calcext:value-type="float">
            <text:p>101617072</text:p>
          </table:table-cell>
          <table:table-cell office:value-type="float" office:value="66184" calcext:value-type="float">
            <text:p>66184</text:p>
          </table:table-cell>
          <table:table-cell office:value-type="float" office:value="1073741824" calcext:value-type="float">
            <text:p>1073741824</text:p>
          </table:table-cell>
        </table:table-row>
        <table:table-row table:style-name="ro1">
          <table:table-cell office:value-type="float" office:value="101617072" calcext:value-type="float">
            <text:p>101617072</text:p>
          </table:table-cell>
          <table:table-cell office:value-type="float" office:value="66184" calcext:value-type="float">
            <text:p>66184</text:p>
          </table:table-cell>
          <table:table-cell office:value-type="float" office:value="1073741824" calcext:value-type="float">
            <text:p>1073741824</text:p>
          </table:table-cell>
        </table:table-row>
        <table:table-row table:style-name="ro1">
          <table:table-cell office:value-type="float" office:value="101617072" calcext:value-type="float">
            <text:p>101617072</text:p>
          </table:table-cell>
          <table:table-cell office:value-type="float" office:value="66184" calcext:value-type="float">
            <text:p>66184</text:p>
          </table:table-cell>
          <table:table-cell office:value-type="float" office:value="1073741824" calcext:value-type="float">
            <text:p>1073741824</text:p>
          </table:table-cell>
        </table:table-row>
        <table:table-row table:style-name="ro1">
          <table:table-cell office:value-type="float" office:value="101617072" calcext:value-type="float">
            <text:p>101617072</text:p>
          </table:table-cell>
          <table:table-cell office:value-type="float" office:value="66184" calcext:value-type="float">
            <text:p>66184</text:p>
          </table:table-cell>
          <table:table-cell office:value-type="float" office:value="1073741824" calcext:value-type="float">
            <text:p>1073741824</text:p>
          </table:table-cell>
        </table:table-row>
        <table:table-row table:style-name="ro1">
          <table:table-cell office:value-type="float" office:value="101617072" calcext:value-type="float">
            <text:p>101617072</text:p>
          </table:table-cell>
          <table:table-cell office:value-type="float" office:value="66184" calcext:value-type="float">
            <text:p>66184</text:p>
          </table:table-cell>
          <table:table-cell office:value-type="float" office:value="1073741824" calcext:value-type="float">
            <text:p>1073741824</text:p>
          </table:table-cell>
        </table:table-row>
        <table:table-row table:style-name="ro1">
          <table:table-cell office:value-type="float" office:value="101617072" calcext:value-type="float">
            <text:p>101617072</text:p>
          </table:table-cell>
          <table:table-cell office:value-type="float" office:value="66184" calcext:value-type="float">
            <text:p>66184</text:p>
          </table:table-cell>
          <table:table-cell office:value-type="float" office:value="1073741824" calcext:value-type="float">
            <text:p>1073741824</text:p>
          </table:table-cell>
        </table:table-row>
        <table:table-row table:style-name="ro1">
          <table:table-cell office:value-type="float" office:value="101617072" calcext:value-type="float">
            <text:p>101617072</text:p>
          </table:table-cell>
          <table:table-cell office:value-type="float" office:value="66184" calcext:value-type="float">
            <text:p>66184</text:p>
          </table:table-cell>
          <table:table-cell office:value-type="float" office:value="1073741824" calcext:value-type="float">
            <text:p>1073741824</text:p>
          </table:table-cell>
        </table:table-row>
        <table:table-row table:style-name="ro1">
          <table:table-cell office:value-type="float" office:value="101617072" calcext:value-type="float">
            <text:p>101617072</text:p>
          </table:table-cell>
          <table:table-cell office:value-type="float" office:value="66184" calcext:value-type="float">
            <text:p>66184</text:p>
          </table:table-cell>
          <table:table-cell office:value-type="float" office:value="1073741824" calcext:value-type="float">
            <text:p>1073741824</text:p>
          </table:table-cell>
        </table:table-row>
        <table:table-row table:style-name="ro1">
          <table:table-cell office:value-type="float" office:value="101617072" calcext:value-type="float">
            <text:p>101617072</text:p>
          </table:table-cell>
          <table:table-cell office:value-type="float" office:value="66184" calcext:value-type="float">
            <text:p>66184</text:p>
          </table:table-cell>
          <table:table-cell office:value-type="float" office:value="1073741824" calcext:value-type="float">
            <text:p>1073741824</text:p>
          </table:table-cell>
        </table:table-row>
        <table:table-row table:style-name="ro1">
          <table:table-cell office:value-type="float" office:value="101617072" calcext:value-type="float">
            <text:p>101617072</text:p>
          </table:table-cell>
          <table:table-cell office:value-type="float" office:value="66184" calcext:value-type="float">
            <text:p>66184</text:p>
          </table:table-cell>
          <table:table-cell office:value-type="float" office:value="1073741824" calcext:value-type="float">
            <text:p>1073741824</text:p>
          </table:table-cell>
        </table:table-row>
        <table:table-row table:style-name="ro1">
          <table:table-cell office:value-type="float" office:value="101617072" calcext:value-type="float">
            <text:p>101617072</text:p>
          </table:table-cell>
          <table:table-cell office:value-type="float" office:value="66184" calcext:value-type="float">
            <text:p>66184</text:p>
          </table:table-cell>
          <table:table-cell office:value-type="float" office:value="1073741824" calcext:value-type="float">
            <text:p>1073741824</text:p>
          </table:table-cell>
        </table:table-row>
        <table:table-row table:style-name="ro1">
          <table:table-cell office:value-type="float" office:value="101617072" calcext:value-type="float">
            <text:p>101617072</text:p>
          </table:table-cell>
          <table:table-cell office:value-type="float" office:value="66184" calcext:value-type="float">
            <text:p>66184</text:p>
          </table:table-cell>
          <table:table-cell office:value-type="float" office:value="1073741824" calcext:value-type="float">
            <text:p>1073741824</text:p>
          </table:table-cell>
        </table:table-row>
        <table:table-row table:style-name="ro1">
          <table:table-cell office:value-type="float" office:value="101617072" calcext:value-type="float">
            <text:p>101617072</text:p>
          </table:table-cell>
          <table:table-cell office:value-type="float" office:value="66184" calcext:value-type="float">
            <text:p>66184</text:p>
          </table:table-cell>
          <table:table-cell office:value-type="float" office:value="1073741824" calcext:value-type="float">
            <text:p>1073741824</text:p>
          </table:table-cell>
        </table:table-row>
        <table:table-row table:style-name="ro1">
          <table:table-cell office:value-type="float" office:value="101617072" calcext:value-type="float">
            <text:p>101617072</text:p>
          </table:table-cell>
          <table:table-cell office:value-type="float" office:value="66184" calcext:value-type="float">
            <text:p>66184</text:p>
          </table:table-cell>
          <table:table-cell office:value-type="float" office:value="1073741824" calcext:value-type="float">
            <text:p>1073741824</text:p>
          </table:table-cell>
        </table:table-row>
        <table:table-row table:style-name="ro1">
          <table:table-cell office:value-type="float" office:value="101617072" calcext:value-type="float">
            <text:p>101617072</text:p>
          </table:table-cell>
          <table:table-cell office:value-type="float" office:value="66184" calcext:value-type="float">
            <text:p>66184</text:p>
          </table:table-cell>
          <table:table-cell office:value-type="float" office:value="1073741824" calcext:value-type="float">
            <text:p>1073741824</text:p>
          </table:table-cell>
        </table:table-row>
        <table:table-row table:style-name="ro1">
          <table:table-cell office:value-type="float" office:value="101617072" calcext:value-type="float">
            <text:p>101617072</text:p>
          </table:table-cell>
          <table:table-cell office:value-type="float" office:value="66184" calcext:value-type="float">
            <text:p>66184</text:p>
          </table:table-cell>
          <table:table-cell office:value-type="float" office:value="1073741824" calcext:value-type="float">
            <text:p>1073741824</text:p>
          </table:table-cell>
        </table:table-row>
        <table:table-row table:style-name="ro1">
          <table:table-cell office:value-type="float" office:value="101617072" calcext:value-type="float">
            <text:p>101617072</text:p>
          </table:table-cell>
          <table:table-cell office:value-type="float" office:value="66184" calcext:value-type="float">
            <text:p>66184</text:p>
          </table:table-cell>
          <table:table-cell office:value-type="float" office:value="1073741824" calcext:value-type="float">
            <text:p>1073741824</text:p>
          </table:table-cell>
        </table:table-row>
        <table:table-row table:style-name="ro1">
          <table:table-cell office:value-type="float" office:value="101617072" calcext:value-type="float">
            <text:p>101617072</text:p>
          </table:table-cell>
          <table:table-cell office:value-type="float" office:value="66184" calcext:value-type="float">
            <text:p>66184</text:p>
          </table:table-cell>
          <table:table-cell office:value-type="float" office:value="1073741824" calcext:value-type="float">
            <text:p>1073741824</text:p>
          </table:table-cell>
        </table:table-row>
        <table:table-row table:style-name="ro1">
          <table:table-cell office:value-type="float" office:value="101617072" calcext:value-type="float">
            <text:p>101617072</text:p>
          </table:table-cell>
          <table:table-cell office:value-type="float" office:value="66184" calcext:value-type="float">
            <text:p>66184</text:p>
          </table:table-cell>
          <table:table-cell office:value-type="float" office:value="1073741824" calcext:value-type="float">
            <text:p>1073741824</text:p>
          </table:table-cell>
        </table:table-row>
        <table:table-row table:style-name="ro1">
          <table:table-cell office:value-type="float" office:value="101617072" calcext:value-type="float">
            <text:p>101617072</text:p>
          </table:table-cell>
          <table:table-cell office:value-type="float" office:value="66184" calcext:value-type="float">
            <text:p>66184</text:p>
          </table:table-cell>
          <table:table-cell office:value-type="float" office:value="1073741824" calcext:value-type="float">
            <text:p>1073741824</text:p>
          </table:table-cell>
        </table:table-row>
        <table:table-row table:style-name="ro1">
          <table:table-cell office:value-type="float" office:value="101617072" calcext:value-type="float">
            <text:p>101617072</text:p>
          </table:table-cell>
          <table:table-cell office:value-type="float" office:value="66184" calcext:value-type="float">
            <text:p>66184</text:p>
          </table:table-cell>
          <table:table-cell office:value-type="float" office:value="1073741824" calcext:value-type="float">
            <text:p>1073741824</text:p>
          </table:table-cell>
        </table:table-row>
        <table:table-row table:style-name="ro1">
          <table:table-cell office:value-type="float" office:value="157825352" calcext:value-type="float">
            <text:p>157825352</text:p>
          </table:table-cell>
          <table:table-cell office:value-type="float" office:value="28872" calcext:value-type="float">
            <text:p>28872</text:p>
          </table:table-cell>
          <table:table-cell office:value-type="float" office:value="1073741824" calcext:value-type="float">
            <text:p>1073741824</text:p>
          </table:table-cell>
        </table:table-row>
        <table:table-row table:style-name="ro1">
          <table:table-cell office:value-type="float" office:value="231090536" calcext:value-type="float">
            <text:p>231090536</text:p>
          </table:table-cell>
          <table:table-cell office:value-type="float" office:value="28872" calcext:value-type="float">
            <text:p>28872</text:p>
          </table:table-cell>
          <table:table-cell office:value-type="float" office:value="1073741824" calcext:value-type="float">
            <text:p>1073741824</text:p>
          </table:table-cell>
        </table:table-row>
        <table:table-row table:style-name="ro1">
          <table:table-cell office:value-type="float" office:value="301260008" calcext:value-type="float">
            <text:p>301260008</text:p>
          </table:table-cell>
          <table:table-cell office:value-type="float" office:value="28872" calcext:value-type="float">
            <text:p>28872</text:p>
          </table:table-cell>
          <table:table-cell office:value-type="float" office:value="1073741824" calcext:value-type="float">
            <text:p>1073741824</text:p>
          </table:table-cell>
        </table:table-row>
        <table:table-row table:style-name="ro1">
          <table:table-cell office:value-type="float" office:value="376589000" calcext:value-type="float">
            <text:p>376589000</text:p>
          </table:table-cell>
          <table:table-cell office:value-type="float" office:value="28872" calcext:value-type="float">
            <text:p>28872</text:p>
          </table:table-cell>
          <table:table-cell office:value-type="float" office:value="1073741824" calcext:value-type="float">
            <text:p>1073741824</text:p>
          </table:table-cell>
        </table:table-row>
        <table:table-row table:style-name="ro1">
          <table:table-cell office:value-type="float" office:value="422972920" calcext:value-type="float">
            <text:p>422972920</text:p>
          </table:table-cell>
          <table:table-cell office:value-type="float" office:value="77048" calcext:value-type="float">
            <text:p>77048</text:p>
          </table:table-cell>
          <table:table-cell office:value-type="float" office:value="1073741824" calcext:value-type="float">
            <text:p>1073741824</text:p>
          </table:table-cell>
        </table:table-row>
        <table:table-row table:style-name="ro1">
          <table:table-cell office:value-type="float" office:value="160920736" calcext:value-type="float">
            <text:p>160920736</text:p>
          </table:table-cell>
          <table:table-cell office:value-type="float" office:value="28872" calcext:value-type="float">
            <text:p>28872</text:p>
          </table:table-cell>
          <table:table-cell office:value-type="float" office:value="1073741824" calcext:value-type="float">
            <text:p>1073741824</text:p>
          </table:table-cell>
        </table:table-row>
        <table:table-row table:style-name="ro1">
          <table:table-cell office:value-type="float" office:value="232122112" calcext:value-type="float">
            <text:p>232122112</text:p>
          </table:table-cell>
          <table:table-cell office:value-type="float" office:value="28872" calcext:value-type="float">
            <text:p>28872</text:p>
          </table:table-cell>
          <table:table-cell office:value-type="float" office:value="1073741824" calcext:value-type="float">
            <text:p>1073741824</text:p>
          </table:table-cell>
        </table:table-row>
        <table:table-row table:style-name="ro1">
          <table:table-cell office:value-type="float" office:value="307451104" calcext:value-type="float">
            <text:p>307451104</text:p>
          </table:table-cell>
          <table:table-cell office:value-type="float" office:value="28872" calcext:value-type="float">
            <text:p>28872</text:p>
          </table:table-cell>
          <table:table-cell office:value-type="float" office:value="1073741824" calcext:value-type="float">
            <text:p>1073741824</text:p>
          </table:table-cell>
        </table:table-row>
        <table:table-row table:style-name="ro1">
          <table:table-cell office:value-type="float" office:value="379684384" calcext:value-type="float">
            <text:p>379684384</text:p>
          </table:table-cell>
          <table:table-cell office:value-type="float" office:value="28872" calcext:value-type="float">
            <text:p>28872</text:p>
          </table:table-cell>
          <table:table-cell office:value-type="float" office:value="1073741824" calcext:value-type="float">
            <text:p>1073741824</text:p>
          </table:table-cell>
        </table:table-row>
        <table:table-row table:style-name="ro1">
          <table:table-cell office:value-type="float" office:value="429343056" calcext:value-type="float">
            <text:p>429343056</text:p>
          </table:table-cell>
          <table:table-cell office:value-type="float" office:value="929640" calcext:value-type="float">
            <text:p>929640</text:p>
          </table:table-cell>
          <table:table-cell office:value-type="float" office:value="1073741824" calcext:value-type="float">
            <text:p>1073741824</text:p>
          </table:table-cell>
        </table:table-row>
        <table:table-row table:style-name="ro1">
          <table:table-cell office:value-type="float" office:value="158856880" calcext:value-type="float">
            <text:p>158856880</text:p>
          </table:table-cell>
          <table:table-cell office:value-type="float" office:value="28872" calcext:value-type="float">
            <text:p>28872</text:p>
          </table:table-cell>
          <table:table-cell office:value-type="float" office:value="1073741824" calcext:value-type="float">
            <text:p>1073741824</text:p>
          </table:table-cell>
        </table:table-row>
        <table:table-row table:style-name="ro1">
          <table:table-cell office:value-type="float" office:value="237281584" calcext:value-type="float">
            <text:p>237281584</text:p>
          </table:table-cell>
          <table:table-cell office:value-type="float" office:value="28872" calcext:value-type="float">
            <text:p>28872</text:p>
          </table:table-cell>
          <table:table-cell office:value-type="float" office:value="1073741824" calcext:value-type="float">
            <text:p>1073741824</text:p>
          </table:table-cell>
        </table:table-row>
        <table:table-row table:style-name="ro1">
          <table:table-cell office:value-type="float" office:value="306419152" calcext:value-type="float">
            <text:p>306419152</text:p>
          </table:table-cell>
          <table:table-cell office:value-type="float" office:value="28872" calcext:value-type="float">
            <text:p>28872</text:p>
          </table:table-cell>
          <table:table-cell office:value-type="float" office:value="1073741824" calcext:value-type="float">
            <text:p>1073741824</text:p>
          </table:table-cell>
        </table:table-row>
        <table:table-row table:style-name="ro1">
          <table:table-cell office:value-type="float" office:value="383811952" calcext:value-type="float">
            <text:p>383811952</text:p>
          </table:table-cell>
          <table:table-cell office:value-type="float" office:value="28872" calcext:value-type="float">
            <text:p>28872</text:p>
          </table:table-cell>
          <table:table-cell office:value-type="float" office:value="1073741824" calcext:value-type="float">
            <text:p>1073741824</text:p>
          </table:table-cell>
        </table:table-row>
        <table:table-row table:style-name="ro1">
          <table:table-cell office:value-type="float" office:value="427608240" calcext:value-type="float">
            <text:p>427608240</text:p>
          </table:table-cell>
          <table:table-cell office:value-type="float" office:value="601720" calcext:value-type="float">
            <text:p>601720</text:p>
          </table:table-cell>
          <table:table-cell office:value-type="float" office:value="1073741824" calcext:value-type="float">
            <text:p>1073741824</text:p>
          </table:table-cell>
        </table:table-row>
        <table:table-row table:style-name="ro1">
          <table:table-cell office:value-type="float" office:value="141314560" calcext:value-type="float">
            <text:p>141314560</text:p>
          </table:table-cell>
          <table:table-cell office:value-type="float" office:value="28872" calcext:value-type="float">
            <text:p>28872</text:p>
          </table:table-cell>
          <table:table-cell office:value-type="float" office:value="1073741824" calcext:value-type="float">
            <text:p>1073741824</text:p>
          </table:table-cell>
        </table:table-row>
        <table:table-row table:style-name="ro1">
          <table:table-cell office:value-type="float" office:value="201164992" calcext:value-type="float">
            <text:p>201164992</text:p>
          </table:table-cell>
          <table:table-cell office:value-type="float" office:value="28872" calcext:value-type="float">
            <text:p>28872</text:p>
          </table:table-cell>
          <table:table-cell office:value-type="float" office:value="1073741824" calcext:value-type="float">
            <text:p>1073741824</text:p>
          </table:table-cell>
        </table:table-row>
        <table:table-row table:style-name="ro1">
          <table:table-cell office:value-type="float" office:value="264111136" calcext:value-type="float">
            <text:p>264111136</text:p>
          </table:table-cell>
          <table:table-cell office:value-type="float" office:value="28872" calcext:value-type="float">
            <text:p>28872</text:p>
          </table:table-cell>
          <table:table-cell office:value-type="float" office:value="1073741824" calcext:value-type="float">
            <text:p>1073741824</text:p>
          </table:table-cell>
        </table:table-row>
        <table:table-row table:style-name="ro1">
          <table:table-cell office:value-type="float" office:value="320865856" calcext:value-type="float">
            <text:p>320865856</text:p>
          </table:table-cell>
          <table:table-cell office:value-type="float" office:value="28872" calcext:value-type="float">
            <text:p>28872</text:p>
          </table:table-cell>
          <table:table-cell office:value-type="float" office:value="1073741824" calcext:value-type="float">
            <text:p>1073741824</text:p>
          </table:table-cell>
        </table:table-row>
        <table:table-row table:style-name="ro1">
          <table:table-cell office:value-type="float" office:value="392067232" calcext:value-type="float">
            <text:p>392067232</text:p>
          </table:table-cell>
          <table:table-cell office:value-type="float" office:value="28872" calcext:value-type="float">
            <text:p>28872</text:p>
          </table:table-cell>
          <table:table-cell office:value-type="float" office:value="1073741824" calcext:value-type="float">
            <text:p>1073741824</text:p>
          </table:table-cell>
        </table:table-row>
        <table:table-row table:style-name="ro1">
          <table:table-cell office:value-type="float" office:value="428901504" calcext:value-type="float">
            <text:p>428901504</text:p>
          </table:table-cell>
          <table:table-cell office:value-type="float" office:value="339384" calcext:value-type="float">
            <text:p>339384</text:p>
          </table:table-cell>
          <table:table-cell office:value-type="float" office:value="1073741824" calcext:value-type="float">
            <text:p>1073741824</text:p>
          </table:table-cell>
        </table:table-row>
        <table:table-row table:style-name="ro1">
          <table:table-cell office:value-type="float" office:value="159888784" calcext:value-type="float">
            <text:p>159888784</text:p>
          </table:table-cell>
          <table:table-cell office:value-type="float" office:value="28872" calcext:value-type="float">
            <text:p>28872</text:p>
          </table:table-cell>
          <table:table-cell office:value-type="float" office:value="1073741824" calcext:value-type="float">
            <text:p>1073741824</text:p>
          </table:table-cell>
        </table:table-row>
        <table:table-row table:style-name="ro1">
          <table:table-cell office:value-type="float" office:value="227994448" calcext:value-type="float">
            <text:p>227994448</text:p>
          </table:table-cell>
          <table:table-cell office:value-type="float" office:value="28872" calcext:value-type="float">
            <text:p>28872</text:p>
          </table:table-cell>
          <table:table-cell office:value-type="float" office:value="1073741824" calcext:value-type="float">
            <text:p>1073741824</text:p>
          </table:table-cell>
        </table:table-row>
        <table:table-row table:style-name="ro1">
          <table:table-cell office:value-type="float" office:value="301259632" calcext:value-type="float">
            <text:p>301259632</text:p>
          </table:table-cell>
          <table:table-cell office:value-type="float" office:value="28872" calcext:value-type="float">
            <text:p>28872</text:p>
          </table:table-cell>
          <table:table-cell office:value-type="float" office:value="1073741824" calcext:value-type="float">
            <text:p>1073741824</text:p>
          </table:table-cell>
        </table:table-row>
        <table:table-row table:style-name="ro1">
          <table:table-cell office:value-type="float" office:value="374524816" calcext:value-type="float">
            <text:p>374524816</text:p>
          </table:table-cell>
          <table:table-cell office:value-type="float" office:value="28872" calcext:value-type="float">
            <text:p>28872</text:p>
          </table:table-cell>
          <table:table-cell office:value-type="float" office:value="1073741824" calcext:value-type="float">
            <text:p>1073741824</text:p>
          </table:table-cell>
        </table:table-row>
        <table:table-row table:style-name="ro1">
          <table:table-cell office:value-type="float" office:value="421418256" calcext:value-type="float">
            <text:p>421418256</text:p>
          </table:table-cell>
          <table:table-cell office:value-type="float" office:value="601720" calcext:value-type="float">
            <text:p>601720</text:p>
          </table:table-cell>
          <table:table-cell office:value-type="float" office:value="1073741824" calcext:value-type="float">
            <text:p>1073741824</text:p>
          </table:table-cell>
        </table:table-row>
        <table:table-row table:style-name="ro1">
          <table:table-cell office:value-type="float" office:value="130995520" calcext:value-type="float">
            <text:p>130995520</text:p>
          </table:table-cell>
          <table:table-cell office:value-type="float" office:value="28872" calcext:value-type="float">
            <text:p>28872</text:p>
          </table:table-cell>
          <table:table-cell office:value-type="float" office:value="1073741824" calcext:value-type="float">
            <text:p>1073741824</text:p>
          </table:table-cell>
        </table:table-row>
        <table:table-row table:style-name="ro1">
          <table:table-cell office:value-type="float" office:value="185686432" calcext:value-type="float">
            <text:p>185686432</text:p>
          </table:table-cell>
          <table:table-cell office:value-type="float" office:value="28872" calcext:value-type="float">
            <text:p>28872</text:p>
          </table:table-cell>
          <table:table-cell office:value-type="float" office:value="1073741824" calcext:value-type="float">
            <text:p>1073741824</text:p>
          </table:table-cell>
        </table:table-row>
        <table:table-row table:style-name="ro1">
          <table:table-cell office:value-type="float" office:value="241409248" calcext:value-type="float">
            <text:p>241409248</text:p>
          </table:table-cell>
          <table:table-cell office:value-type="float" office:value="28872" calcext:value-type="float">
            <text:p>28872</text:p>
          </table:table-cell>
          <table:table-cell office:value-type="float" office:value="1073741824" calcext:value-type="float">
            <text:p>1073741824</text:p>
          </table:table-cell>
        </table:table-row>
        <table:table-row table:style-name="ro1">
          <table:table-cell office:value-type="float" office:value="319833952" calcext:value-type="float">
            <text:p>319833952</text:p>
          </table:table-cell>
          <table:table-cell office:value-type="float" office:value="28872" calcext:value-type="float">
            <text:p>28872</text:p>
          </table:table-cell>
          <table:table-cell office:value-type="float" office:value="1073741824" calcext:value-type="float">
            <text:p>1073741824</text:p>
          </table:table-cell>
        </table:table-row>
        <table:table-row table:style-name="ro1">
          <table:table-cell office:value-type="float" office:value="398258656" calcext:value-type="float">
            <text:p>398258656</text:p>
          </table:table-cell>
          <table:table-cell office:value-type="float" office:value="28872" calcext:value-type="float">
            <text:p>28872</text:p>
          </table:table-cell>
          <table:table-cell office:value-type="float" office:value="1073741824" calcext:value-type="float">
            <text:p>1073741824</text:p>
          </table:table-cell>
        </table:table-row>
        <table:table-row table:style-name="ro1">
          <table:table-cell office:value-type="float" office:value="110357392" calcext:value-type="float">
            <text:p>110357392</text:p>
          </table:table-cell>
          <table:table-cell office:value-type="float" office:value="28872" calcext:value-type="float">
            <text:p>28872</text:p>
          </table:table-cell>
          <table:table-cell office:value-type="float" office:value="1073741824" calcext:value-type="float">
            <text:p>1073741824</text:p>
          </table:table-cell>
        </table:table-row>
        <table:table-row table:style-name="ro1">
          <table:table-cell office:value-type="float" office:value="188782096" calcext:value-type="float">
            <text:p>188782096</text:p>
          </table:table-cell>
          <table:table-cell office:value-type="float" office:value="28872" calcext:value-type="float">
            <text:p>28872</text:p>
          </table:table-cell>
          <table:table-cell office:value-type="float" office:value="1073741824" calcext:value-type="float">
            <text:p>1073741824</text:p>
          </table:table-cell>
        </table:table-row>
        <table:table-row table:style-name="ro1">
          <table:table-cell office:value-type="float" office:value="276493936" calcext:value-type="float">
            <text:p>276493936</text:p>
          </table:table-cell>
          <table:table-cell office:value-type="float" office:value="28872" calcext:value-type="float">
            <text:p>28872</text:p>
          </table:table-cell>
          <table:table-cell office:value-type="float" office:value="1073741824" calcext:value-type="float">
            <text:p>1073741824</text:p>
          </table:table-cell>
        </table:table-row>
        <table:table-row table:style-name="ro1">
          <table:table-cell office:value-type="float" office:value="366269584" calcext:value-type="float">
            <text:p>366269584</text:p>
          </table:table-cell>
          <table:table-cell office:value-type="float" office:value="28872" calcext:value-type="float">
            <text:p>28872</text:p>
          </table:table-cell>
          <table:table-cell office:value-type="float" office:value="1073741824" calcext:value-type="float">
            <text:p>1073741824</text:p>
          </table:table-cell>
        </table:table-row>
        <table:table-row table:style-name="ro1">
          <table:table-cell office:value-type="float" office:value="433732656" calcext:value-type="float">
            <text:p>433732656</text:p>
          </table:table-cell>
          <table:table-cell office:value-type="float" office:value="667304" calcext:value-type="float">
            <text:p>667304</text:p>
          </table:table-cell>
          <table:table-cell office:value-type="float" office:value="1073741824" calcext:value-type="float">
            <text:p>1073741824</text:p>
          </table:table-cell>
        </table:table-row>
        <table:table-row table:style-name="ro1">
          <table:table-cell office:value-type="float" office:value="162984592" calcext:value-type="float">
            <text:p>162984592</text:p>
          </table:table-cell>
          <table:table-cell office:value-type="float" office:value="28872" calcext:value-type="float">
            <text:p>28872</text:p>
          </table:table-cell>
          <table:table-cell office:value-type="float" office:value="1073741824" calcext:value-type="float">
            <text:p>1073741824</text:p>
          </table:table-cell>
        </table:table-row>
        <table:table-row table:style-name="ro1">
          <table:table-cell office:value-type="float" office:value="254824048" calcext:value-type="float">
            <text:p>254824048</text:p>
          </table:table-cell>
          <table:table-cell office:value-type="float" office:value="28872" calcext:value-type="float">
            <text:p>28872</text:p>
          </table:table-cell>
          <table:table-cell office:value-type="float" office:value="1073741824" calcext:value-type="float">
            <text:p>1073741824</text:p>
          </table:table-cell>
        </table:table-row>
        <table:table-row table:style-name="ro1">
          <table:table-cell office:value-type="float" office:value="345631600" calcext:value-type="float">
            <text:p>345631600</text:p>
          </table:table-cell>
          <table:table-cell office:value-type="float" office:value="28872" calcext:value-type="float">
            <text:p>28872</text:p>
          </table:table-cell>
          <table:table-cell office:value-type="float" office:value="1073741824" calcext:value-type="float">
            <text:p>1073741824</text:p>
          </table:table-cell>
        </table:table-row>
        <table:table-row table:style-name="ro1">
          <table:table-cell office:value-type="float" office:value="429936096" calcext:value-type="float">
            <text:p>429936096</text:p>
          </table:table-cell>
          <table:table-cell office:value-type="float" office:value="339384" calcext:value-type="float">
            <text:p>339384</text:p>
          </table:table-cell>
          <table:table-cell office:value-type="float" office:value="1073741824" calcext:value-type="float">
            <text:p>1073741824</text:p>
          </table:table-cell>
        </table:table-row>
        <table:table-row table:style-name="ro1">
          <table:table-cell office:value-type="float" office:value="136154272" calcext:value-type="float">
            <text:p>136154272</text:p>
          </table:table-cell>
          <table:table-cell office:value-type="float" office:value="28872" calcext:value-type="float">
            <text:p>28872</text:p>
          </table:table-cell>
          <table:table-cell office:value-type="float" office:value="1073741824" calcext:value-type="float">
            <text:p>1073741824</text:p>
          </table:table-cell>
        </table:table-row>
        <table:table-row table:style-name="ro1">
          <table:table-cell office:value-type="float" office:value="229025632" calcext:value-type="float">
            <text:p>229025632</text:p>
          </table:table-cell>
          <table:table-cell office:value-type="float" office:value="28872" calcext:value-type="float">
            <text:p>28872</text:p>
          </table:table-cell>
          <table:table-cell office:value-type="float" office:value="1073741824" calcext:value-type="float">
            <text:p>1073741824</text:p>
          </table:table-cell>
        </table:table-row>
        <table:table-row table:style-name="ro1">
          <table:table-cell office:value-type="float" office:value="319833184" calcext:value-type="float">
            <text:p>319833184</text:p>
          </table:table-cell>
          <table:table-cell office:value-type="float" office:value="28872" calcext:value-type="float">
            <text:p>28872</text:p>
          </table:table-cell>
          <table:table-cell office:value-type="float" office:value="1073741824" calcext:value-type="float">
            <text:p>1073741824</text:p>
          </table:table-cell>
        </table:table-row>
        <table:table-row table:style-name="ro1">
          <table:table-cell office:value-type="float" office:value="410640736" calcext:value-type="float">
            <text:p>410640736</text:p>
          </table:table-cell>
          <table:table-cell office:value-type="float" office:value="28872" calcext:value-type="float">
            <text:p>28872</text:p>
          </table:table-cell>
          <table:table-cell office:value-type="float" office:value="1073741824" calcext:value-type="float">
            <text:p>1073741824</text:p>
          </table:table-cell>
        </table:table-row>
        <table:table-row table:style-name="ro1">
          <table:table-cell office:value-type="float" office:value="468553200" calcext:value-type="float">
            <text:p>468553200</text:p>
          </table:table-cell>
          <table:table-cell office:value-type="float" office:value="929640" calcext:value-type="float">
            <text:p>929640</text:p>
          </table:table-cell>
          <table:table-cell office:value-type="float" office:value="1073741824" calcext:value-type="float">
            <text:p>1073741824</text:p>
          </table:table-cell>
        </table:table-row>
        <table:table-row table:style-name="ro1">
          <table:table-cell office:value-type="float" office:value="179494048" calcext:value-type="float">
            <text:p>179494048</text:p>
          </table:table-cell>
          <table:table-cell office:value-type="float" office:value="28872" calcext:value-type="float">
            <text:p>28872</text:p>
          </table:table-cell>
          <table:table-cell office:value-type="float" office:value="1073741824" calcext:value-type="float">
            <text:p>1073741824</text:p>
          </table:table-cell>
        </table:table-row>
        <table:table-row table:style-name="ro1">
          <table:table-cell office:value-type="float" office:value="268237792" calcext:value-type="float">
            <text:p>268237792</text:p>
          </table:table-cell>
          <table:table-cell office:value-type="float" office:value="28872" calcext:value-type="float">
            <text:p>28872</text:p>
          </table:table-cell>
          <table:table-cell office:value-type="float" office:value="1073741824" calcext:value-type="float">
            <text:p>1073741824</text:p>
          </table:table-cell>
        </table:table-row>
        <table:table-row table:style-name="ro1">
          <table:table-cell office:value-type="float" office:value="359045344" calcext:value-type="float">
            <text:p>359045344</text:p>
          </table:table-cell>
          <table:table-cell office:value-type="float" office:value="28872" calcext:value-type="float">
            <text:p>28872</text:p>
          </table:table-cell>
          <table:table-cell office:value-type="float" office:value="1073741824" calcext:value-type="float">
            <text:p>1073741824</text:p>
          </table:table-cell>
        </table:table-row>
        <table:table-row table:style-name="ro1">
          <table:table-cell office:value-type="float" office:value="446757184" calcext:value-type="float">
            <text:p>446757184</text:p>
          </table:table-cell>
          <table:table-cell office:value-type="float" office:value="28872" calcext:value-type="float">
            <text:p>28872</text:p>
          </table:table-cell>
          <table:table-cell office:value-type="float" office:value="1073741824" calcext:value-type="float">
            <text:p>1073741824</text:p>
          </table:table-cell>
        </table:table-row>
        <table:table-row table:style-name="ro1">
          <table:table-cell office:value-type="float" office:value="118611040" calcext:value-type="float">
            <text:p>118611040</text:p>
          </table:table-cell>
          <table:table-cell office:value-type="float" office:value="28872" calcext:value-type="float">
            <text:p>28872</text:p>
          </table:table-cell>
          <table:table-cell office:value-type="float" office:value="1073741824" calcext:value-type="float">
            <text:p>1073741824</text:p>
          </table:table-cell>
        </table:table-row>
        <table:table-row table:style-name="ro1">
          <table:table-cell office:value-type="float" office:value="210450496" calcext:value-type="float">
            <text:p>210450496</text:p>
          </table:table-cell>
          <table:table-cell office:value-type="float" office:value="28872" calcext:value-type="float">
            <text:p>28872</text:p>
          </table:table-cell>
          <table:table-cell office:value-type="float" office:value="1073741824" calcext:value-type="float">
            <text:p>1073741824</text:p>
          </table:table-cell>
        </table:table-row>
        <table:table-row table:style-name="ro1">
          <table:table-cell office:value-type="float" office:value="298162336" calcext:value-type="float">
            <text:p>298162336</text:p>
          </table:table-cell>
          <table:table-cell office:value-type="float" office:value="28872" calcext:value-type="float">
            <text:p>28872</text:p>
          </table:table-cell>
          <table:table-cell office:value-type="float" office:value="1073741824" calcext:value-type="float">
            <text:p>1073741824</text:p>
          </table:table-cell>
        </table:table-row>
        <table:table-row table:style-name="ro1">
          <table:table-cell office:value-type="float" office:value="387937984" calcext:value-type="float">
            <text:p>387937984</text:p>
          </table:table-cell>
          <table:table-cell office:value-type="float" office:value="28872" calcext:value-type="float">
            <text:p>28872</text:p>
          </table:table-cell>
          <table:table-cell office:value-type="float" office:value="1073741824" calcext:value-type="float">
            <text:p>1073741824</text:p>
          </table:table-cell>
        </table:table-row>
        <table:table-row table:style-name="ro1">
          <table:table-cell office:value-type="float" office:value="459201312" calcext:value-type="float">
            <text:p>459201312</text:p>
          </table:table-cell>
          <table:table-cell office:value-type="float" office:value="995224" calcext:value-type="float">
            <text:p>995224</text:p>
          </table:table-cell>
          <table:table-cell office:value-type="float" office:value="1073741824" calcext:value-type="float">
            <text:p>1073741824</text:p>
          </table:table-cell>
        </table:table-row>
        <table:table-row table:style-name="ro1">
          <table:table-cell office:value-type="float" office:value="159887824" calcext:value-type="float">
            <text:p>159887824</text:p>
          </table:table-cell>
          <table:table-cell office:value-type="float" office:value="28872" calcext:value-type="float">
            <text:p>28872</text:p>
          </table:table-cell>
          <table:table-cell office:value-type="float" office:value="1073741824" calcext:value-type="float">
            <text:p>1073741824</text:p>
          </table:table-cell>
        </table:table-row>
        <table:table-row table:style-name="ro1">
          <table:table-cell office:value-type="float" office:value="252759184" calcext:value-type="float">
            <text:p>252759184</text:p>
          </table:table-cell>
          <table:table-cell office:value-type="float" office:value="28872" calcext:value-type="float">
            <text:p>28872</text:p>
          </table:table-cell>
          <table:table-cell office:value-type="float" office:value="1073741824" calcext:value-type="float">
            <text:p>107374182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Marathi" style:font-family-complex="'Lohit Marath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1-30T01:03:02.008285062</dc:date>
    <meta:document-statistic meta:table-count="1" meta:cell-count="272" meta:object-count="2"/>
    <meta:generator>LibreOffice/4.2.8.2$Linux_X86_64 LibreOffice_project/42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use-zero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8cm" svg:height="9.006cm" xlink:href=".." xlink:type="simple" chart:class="chart:area" chart:style-name="ch1">
        <chart:legend chart:legend-position="end" svg:x="13.876cm" svg:y="4.204cm" style:legend-expansion="high" chart:style-name="ch2"/>
        <chart:plot-area chart:style-name="ch3" table:cell-range-address="Sheet1.B1:Sheet1.B92" chart:data-source-has-labels="row" svg:x="0.319cm" svg:y="0.18cm" svg:width="13.238cm" svg:height="8.646cm">
          <chartooo:coordinate-region svg:x="1.866cm" svg:y="0.379cm" svg:width="11.551cm" svg:height="7.65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92" chart:label-cell-address="Sheet1.B1:Sheet1.B1" chart:class="chart:area">
            <chart:data-point chart:repeated="9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ailable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B2:Sheet1.B9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0496">
                <text:p>15049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0496">
                <text:p>15049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0496">
                <text:p>15049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0496">
                <text:p>15049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50496">
                <text:p>15049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6184">
                <text:p>6618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6184">
                <text:p>6618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6184">
                <text:p>6618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6184">
                <text:p>6618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6184">
                <text:p>6618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6184">
                <text:p>6618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6184">
                <text:p>6618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6184">
                <text:p>6618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6184">
                <text:p>6618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6184">
                <text:p>6618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6184">
                <text:p>6618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6184">
                <text:p>6618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6184">
                <text:p>6618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6184">
                <text:p>6618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6184">
                <text:p>6618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6184">
                <text:p>6618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6184">
                <text:p>6618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6184">
                <text:p>6618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6184">
                <text:p>6618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6184">
                <text:p>6618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6184">
                <text:p>6618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6184">
                <text:p>6618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6184">
                <text:p>6618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6184">
                <text:p>6618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6184">
                <text:p>6618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6184">
                <text:p>6618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8872">
                <text:p>2887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8872">
                <text:p>2887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8872">
                <text:p>2887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8872">
                <text:p>2887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7048">
                <text:p>7704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8872">
                <text:p>2887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8872">
                <text:p>2887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8872">
                <text:p>2887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8872">
                <text:p>2887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929640">
                <text:p>92964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8872">
                <text:p>2887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8872">
                <text:p>2887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8872">
                <text:p>2887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8872">
                <text:p>2887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01720">
                <text:p>60172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8872">
                <text:p>2887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8872">
                <text:p>2887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8872">
                <text:p>2887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8872">
                <text:p>2887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8872">
                <text:p>2887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39384">
                <text:p>33938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8872">
                <text:p>2887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8872">
                <text:p>2887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8872">
                <text:p>2887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8872">
                <text:p>2887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1720">
                <text:p>60172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8872">
                <text:p>2887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8872">
                <text:p>2887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8872">
                <text:p>2887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8872">
                <text:p>2887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8872">
                <text:p>2887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8872">
                <text:p>2887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8872">
                <text:p>2887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8872">
                <text:p>2887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8872">
                <text:p>2887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667304">
                <text:p>66730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8872">
                <text:p>2887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8872">
                <text:p>2887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8872">
                <text:p>2887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39384">
                <text:p>33938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8872">
                <text:p>2887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8872">
                <text:p>2887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8872">
                <text:p>2887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8872">
                <text:p>2887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929640">
                <text:p>92964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8872">
                <text:p>2887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8872">
                <text:p>2887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8872">
                <text:p>2887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8872">
                <text:p>2887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8872">
                <text:p>2887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8872">
                <text:p>2887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8872">
                <text:p>2887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8872">
                <text:p>2887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995224">
                <text:p>99522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8872">
                <text:p>2887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8872">
                <text:p>2887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use-zero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area" chart:style-name="ch1">
        <chart:legend chart:legend-position="end" svg:x="14.504cm" svg:y="4.201cm" style:legend-expansion="high" chart:style-name="ch2"/>
        <chart:plot-area chart:style-name="ch3" table:cell-range-address="Sheet1.A1:Sheet1.A92" chart:data-source-has-labels="row" svg:x="0.32cm" svg:y="0.18cm" svg:width="13.864cm" svg:height="8.64cm">
          <chartooo:coordinate-region svg:x="2.238cm" svg:y="0.38cm" svg:width="11.806cm" svg:height="7.64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2:Sheet1.A92" chart:label-cell-address="Sheet1.A1:Sheet1.A1" chart:class="chart:area">
            <chart:data-point chart:repeated="9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eap</text:p>
                <draw:g>
                  <svg:desc>Sheet1.A1:Sheet1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3014472">
                <text:p>33014472</text:p>
                <draw:g>
                  <svg:desc>Sheet1.A2:Sheet1.A9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0013448">
                <text:p>13001344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10501984">
                <text:p>21050198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94086208">
                <text:p>29408620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1532760">
                <text:p>10153276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1532760">
                <text:p>10153276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1532760">
                <text:p>10153276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1532760">
                <text:p>10153276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1532760">
                <text:p>10153276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1617072">
                <text:p>10161707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1617072">
                <text:p>10161707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1617072">
                <text:p>10161707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1617072">
                <text:p>10161707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1617072">
                <text:p>10161707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1617072">
                <text:p>10161707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1617072">
                <text:p>10161707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1617072">
                <text:p>10161707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1617072">
                <text:p>10161707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1617072">
                <text:p>10161707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1617072">
                <text:p>10161707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1617072">
                <text:p>10161707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1617072">
                <text:p>10161707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01617072">
                <text:p>10161707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1617072">
                <text:p>10161707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01617072">
                <text:p>10161707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01617072">
                <text:p>10161707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1617072">
                <text:p>10161707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1617072">
                <text:p>10161707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01617072">
                <text:p>10161707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01617072">
                <text:p>10161707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01617072">
                <text:p>10161707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01617072">
                <text:p>10161707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01617072">
                <text:p>10161707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01617072">
                <text:p>10161707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01617072">
                <text:p>10161707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57825352">
                <text:p>15782535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31090536">
                <text:p>23109053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01260008">
                <text:p>30126000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76589000">
                <text:p>37658900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22972920">
                <text:p>42297292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60920736">
                <text:p>16092073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32122112">
                <text:p>23212211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07451104">
                <text:p>30745110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79684384">
                <text:p>37968438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29343056">
                <text:p>42934305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58856880">
                <text:p>15885688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37281584">
                <text:p>23728158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06419152">
                <text:p>30641915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83811952">
                <text:p>38381195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27608240">
                <text:p>42760824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41314560">
                <text:p>14131456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01164992">
                <text:p>20116499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64111136">
                <text:p>26411113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20865856">
                <text:p>32086585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92067232">
                <text:p>39206723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28901504">
                <text:p>42890150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59888784">
                <text:p>15988878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27994448">
                <text:p>22799444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01259632">
                <text:p>30125963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74524816">
                <text:p>37452481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21418256">
                <text:p>42141825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30995520">
                <text:p>13099552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85686432">
                <text:p>18568643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41409248">
                <text:p>24140924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19833952">
                <text:p>31983395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98258656">
                <text:p>39825865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10357392">
                <text:p>11035739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88782096">
                <text:p>18878209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76493936">
                <text:p>27649393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66269584">
                <text:p>36626958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33732656">
                <text:p>43373265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62984592">
                <text:p>16298459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54824048">
                <text:p>25482404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45631600">
                <text:p>34563160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29936096">
                <text:p>42993609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36154272">
                <text:p>13615427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29025632">
                <text:p>22902563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19833184">
                <text:p>31983318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10640736">
                <text:p>41064073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68553200">
                <text:p>46855320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79494048">
                <text:p>17949404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68237792">
                <text:p>26823779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59045344">
                <text:p>35904534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46757184">
                <text:p>44675718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18611040">
                <text:p>11861104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10450496">
                <text:p>21045049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98162336">
                <text:p>29816233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87937984">
                <text:p>38793798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59201312">
                <text:p>45920131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59887824">
                <text:p>15988782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52759184">
                <text:p>25275918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